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3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4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5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6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7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8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9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10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11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12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13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14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15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16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17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18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19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20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21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22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23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24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25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26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27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28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29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30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  <style:style style:name="P31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complex="Times New Roman" style:letter-kerning="false"/>
    </style:style>
  </office:automatic-styles>
  <office:body>
    <office:text text:use-soft-page-breaks="true">
      <text:p text:style-name="P1"><text:s text:c="31"/>Assignment<text:s/></text:p>
      <text:p text:style-name="Normal">Reg no:192511086</text:p>
      <text:p text:style-name="Normal">Arunpandian.k</text:p>
      <text:p text:style-name="p1">1)<text:span text:style-name="s1"><text:s/></text:span><text:span text:style-name="s1">Write a function to find the factorial of a number</text:span></text:p>
      <text:p text:style-name="Normal"><text:s/>IPO:</text:p>
      <text:list text:style-name="LFO1" text:continue-numbering="true">
        <text:list-item>
          <text:p text:style-name="P2">Input: A number n</text:p>
        </text:list-item>
        <text:list-item>
          <text:p text:style-name="P3">Process: Multiply all integers from 1 to n</text:p>
        </text:list-item>
        <text:list-item>
          <text:p text:style-name="P4">Output: Factorial of n</text:p>
        </text:list-item>
      </text:list>
      <text:p text:style-name="Normal">Program code:</text:p>
      <text:p text:style-name="Normal">#include &lt;stdio.h&gt;</text:p>
      <text:p text:style-name="Normal">Void<text:s/>factorial(int n)</text:p>
      <text:p text:style-name="Normal"><text:s/>{</text:p>
      <text:p text:style-name="Normal"><text:s text:c="4"/>if (n == 0)</text:p>
      <text:p text:style-name="Normal"><text:s text:c="8"/>return 1;</text:p>
      <text:p text:style-name="Normal"><text:s text:c="4"/>return n * factorial(n - 1);</text:p>
      <text:p text:style-name="Normal">}</text:p>
      <text:p text:style-name="Normal">int main()</text:p>
      <text:p text:style-name="Normal"><text:s/>{</text:p>
      <text:p text:style-name="Normal"><text:s text:c="4"/>int num = 5;</text:p>
      <text:p text:style-name="Normal"><text:s text:c="4"/>printf("Factorial of %d is %d\n", num, factorial(num));</text:p>
      <text:p text:style-name="Normal">}</text:p>
      <text:p text:style-name="Normal">Sample output:</text:p>
      <text:p text:style-name="Normal">Factorial of 5 is 120</text:p>
      <text:p text:style-name="Normal"/>
      <text:p text:style-name="p1">2)<text:span text:style-name="s1"><text:s/></text:span><text:span text:style-name="s1">Write a function to check whether a number is prime.</text:span></text:p>
      <text:p text:style-name="Normal">IPO:</text:p>
      <text:list text:style-name="LFO2" text:continue-numbering="true">
        <text:list-item>
          <text:p text:style-name="P5">Input: A number n</text:p>
        </text:list-item>
        <text:list-item>
          <text:p text:style-name="P6">Process: Check divisibility by numbers from 2 to √n</text:p>
        </text:list-item>
        <text:list-item>
          <text:p text:style-name="P7">Output: Whether n is prime or not</text:p>
        </text:list-item>
      </text:list>
      <text:p text:style-name="Normal">Program code:</text:p>
      <text:p text:style-name="Normal">#include &lt;stdio.h&gt;</text:p>
      <text:p text:style-name="Normal">#include &lt;stdbool.h&gt;</text:p>
      <text:p text:style-name="Normal">bool isPrime(int n)</text:p>
      <text:p text:style-name="Normal"><text:s/>{</text:p>
      <text:p text:style-name="Normal"><text:s text:c="4"/>if (n &lt;= 1) return false;</text:p>
      <text:p text:style-name="Normal"><text:s text:c="4"/>for (int i = 2; i * i &lt;= n; i++)</text:p>
      <text:p text:style-name="Normal"><text:s text:c="8"/>if (n % i == 0)</text:p>
      <text:p text:style-name="Normal"><text:s text:c="12"/>return false;</text:p>
      <text:p text:style-name="Normal"><text:s text:c="4"/>return true;</text:p>
      <text:p text:style-name="Normal">}</text:p>
      <text:p text:style-name="Normal">Void main()</text:p>
      <text:p text:style-name="Normal"><text:s/>{</text:p>
      <text:p text:style-name="Normal"><text:s text:c="4"/>int num = 17;</text:p>
      <text:p text:style-name="Normal"><text:s text:c="4"/>if (isPrime(num))</text:p>
      <text:p text:style-name="Normal"><text:s text:c="8"/>printf("%d is a prime number.\n", num);</text:p>
      <text:p text:style-name="Normal"><text:s text:c="4"/>else</text:p>
      <text:p text:style-name="Normal"><text:s text:c="8"/>printf("%d is not a prime number.\n", num);</text:p>
      <text:p text:style-name="Normal">}</text:p>
      <text:p text:style-name="Normal">Sample output:</text:p>
      <text:p text:style-name="Normal">17 is a prime number.</text:p>
      <text:p text:style-name="Normal"/>
      <text:p text:style-name="p1">3)<text:span text:style-name="s1"><text:s/></text:span><text:span text:style-name="s1">Write a function to calculate power using recursion.</text:span></text:p>
      <text:p text:style-name="Normal">IPO:</text:p>
      <text:list text:style-name="LFO3" text:continue-numbering="true">
        <text:list-item>
          <text:p text:style-name="P8">Input: Base and exponent</text:p>
        </text:list-item>
        <text:list-item>
          <text:p text:style-name="P9">Process: Multiply base x recursively y times</text:p>
        </text:list-item>
        <text:list-item>
          <text:p text:style-name="P10">Output: Result of x^y</text:p>
        </text:list-item>
      </text:list>
      <text:p text:style-name="Normal">Program code:</text:p>
      <text:p text:style-name="Normal">#include &lt;stdio.h&gt;</text:p>
      <text:p text:style-name="Normal">Int<text:s/>power(int x, int y)</text:p>
      <text:p text:style-name="Normal"><text:s/>{</text:p>
      <text:p text:style-name="Normal"><text:s text:c="4"/>if (y == 0)</text:p>
      <text:p text:style-name="Normal"><text:s text:c="8"/>return 1;</text:p>
      <text:p text:style-name="Normal"><text:s text:c="4"/>return x * power(x, y - 1);</text:p>
      <text:p text:style-name="Normal">}</text:p>
      <text:p text:style-name="Normal">Void<text:s/>main()<text:s/></text:p>
      <text:p text:style-name="Normal">{</text:p>
      <text:p text:style-name="Normal"><text:s text:c="4"/>printf("2^4 = %d\n", power(2, 4));</text:p>
      <text:p text:style-name="Normal">}</text:p>
      <text:p text:style-name="Normal">Sample output:</text:p>
      <text:p text:style-name="Normal">2^4 = 16</text:p>
      <text:p text:style-name="p1">4)<text:span text:style-name="s1"><text:s/></text:span><text:span text:style-name="s1">Write a function to check palindrome number using recursion.</text:span></text:p>
      <text:p text:style-name="Normal">IPO:</text:p>
      <text:list text:style-name="LFO4" text:continue-numbering="true">
        <text:list-item>
          <text:p text:style-name="P11">Input: Number n</text:p>
        </text:list-item>
        <text:list-item>
          <text:p text:style-name="P12">Process: Reverse the number using recursion and compare</text:p>
        </text:list-item>
        <text:list-item>
          <text:p text:style-name="P13">Output: Whether it’s a palindrome</text:p>
        </text:list-item>
      </text:list>
      <text:p text:style-name="Normal">Program code:</text:p>
      <text:p text:style-name="Normal">#include &lt;stdio.h&gt;</text:p>
      <text:p text:style-name="Normal">int reverse(int n, int rev)<text:s/></text:p>
      <text:p text:style-name="Normal">{</text:p>
      <text:p text:style-name="Normal"><text:s text:c="4"/>if (n == 0) return rev;</text:p>
      <text:p text:style-name="Normal"><text:s text:c="4"/>return reverse(n / 10, rev * 10 + n % 10);</text:p>
      <text:p text:style-name="Normal">}</text:p>
      <text:p text:style-name="Normal">Void main()</text:p>
      <text:p text:style-name="Normal"><text:s/>{</text:p>
      <text:p text:style-name="Normal"><text:s text:c="4"/>int num = 121;</text:p>
      <text:p text:style-name="Normal"><text:s text:c="4"/>if (num == reverse(num, 0))</text:p>
      <text:p text:style-name="Normal"><text:s text:c="8"/>printf("%d is a palindrome.\n", num);</text:p>
      <text:p text:style-name="Normal"><text:s text:c="4"/>else</text:p>
      <text:p text:style-name="Normal"><text:s text:c="8"/>printf("%d is not a palindrome.\n", num);</text:p>
      <text:p text:style-name="Normal">}</text:p>
      <text:p text:style-name="Normal">Sample output:</text:p>
      <text:p text:style-name="Normal">121 is a palindrome.</text:p>
      <text:p text:style-name="p1"/>
      <text:p text:style-name="p1">5)<text:span text:style-name="s1"><text:s/></text:span><text:span text:style-name="s1">Write a function to calculate nCr (combinations).</text:span></text:p>
      <text:p text:style-name="Normal">IPO:</text:p>
      <text:list text:style-name="LFO5" text:continue-numbering="true">
        <text:list-item>
          <text:p text:style-name="P14">Input: n and r</text:p>
        </text:list-item>
        <text:list-item>
          <text:p text:style-name="P15">Process: Use formula nCr = n! / (r! * (n-r)!)</text:p>
        </text:list-item>
        <text:list-item>
          <text:p text:style-name="P16">Output: nCr value</text:p>
        </text:list-item>
      </text:list>
      <text:p text:style-name="Normal">Program code:</text:p>
      <text:p text:style-name="Normal">#include &lt;stdio.h&gt;</text:p>
      <text:p text:style-name="Normal">int factorial(int n)</text:p>
      <text:p text:style-name="Normal"><text:s/>{</text:p>
      <text:p text:style-name="Normal"><text:s text:c="4"/>if (n == 0) return 1;</text:p>
      <text:p text:style-name="Normal"><text:s text:c="4"/>return n * factorial(n - 1);</text:p>
      <text:p text:style-name="Normal">}</text:p>
      <text:p text:style-name="Normal">int nCr(int n, int r)</text:p>
      <text:p text:style-name="Normal"><text:s/>{</text:p>
      <text:p text:style-name="Normal"><text:s text:c="4"/>return factorial(n) / (factorial(r) * factorial(n - r));</text:p>
      <text:p text:style-name="Normal">}</text:p>
      <text:p text:style-name="Normal">Void main()</text:p>
      <text:p text:style-name="Normal"><text:s/>{</text:p>
      <text:p text:style-name="Normal"><text:s text:c="4"/>printf("5C3 = %d\n", nCr(5, 3));</text:p>
      <text:p text:style-name="Normal">}</text:p>
      <text:p text:style-name="Normal">Sample output:</text:p>
      <text:p text:style-name="Normal">5C3 = 10</text:p>
      <text:p text:style-name="p1">6)<text:span text:style-name="s1"><text:s/></text:span><text:span text:style-name="s1">Write a program to demonstrate call by value and call by reference.</text:span></text:p>
      <text:p text:style-name="Normal">IPO:</text:p>
      <text:list text:style-name="LFO6" text:continue-numbering="true">
        <text:list-item>
          <text:p text:style-name="P17">Input: Two variables</text:p>
        </text:list-item>
        <text:list-item>
          <text:p text:style-name="P18">Process: Show difference in call by value and reference</text:p>
        </text:list-item>
        <text:list-item>
          <text:p text:style-name="P19">Output: Effect on original variables</text:p>
        </text:list-item>
      </text:list>
      <text:p text:style-name="Normal">Program code:</text:p>
      <text:p text:style-name="Normal">#include &lt;stdio.h&gt;</text:p>
      <text:p text:style-name="Normal">void callByValue(int a)</text:p>
      <text:p text:style-name="Normal"><text:s/>{</text:p>
      <text:p text:style-name="Normal"><text:s text:c="4"/>a = a + 10;</text:p>
      <text:p text:style-name="Normal">}</text:p>
      <text:p text:style-name="Normal">void callByReference(int *a)</text:p>
      <text:p text:style-name="Normal"><text:s/>{</text:p>
      <text:p text:style-name="Normal"><text:s text:c="4"/>*a = *a + 10;</text:p>
      <text:p text:style-name="Normal">}</text:p>
      <text:p text:style-name="Normal">Int<text:s/>main()<text:s/></text:p>
      <text:p text:style-name="Normal">{</text:p>
      <text:p text:style-name="Normal"><text:s text:c="4"/>int x = 5;</text:p>
      <text:p text:style-name="Normal"><text:s text:c="4"/>callByValue(x);</text:p>
      <text:p text:style-name="Normal"><text:s text:c="4"/>printf("After call by value: %d\n", x);</text:p>
      <text:p text:style-name="Normal"><text:s text:c="4"/>callByReference(&amp;x);</text:p>
      <text:p text:style-name="Normal"><text:s text:c="4"/>printf("After call by reference: %d\n", x);</text:p>
      <text:p text:style-name="Normal"><text:s text:c="4"/>Return 0;</text:p>
      <text:p text:style-name="Normal">}</text:p>
      <text:p text:style-name="Normal">Sample output:</text:p>
      <text:p text:style-name="Normal">After call by value: 5 <text:s/></text:p>
      <text:p text:style-name="Normal">After call by reference: 15</text:p>
      <text:p text:style-name="Normal"/>
      <text:p text:style-name="p1">7)<text:span text:style-name="s1"><text:s/></text:span><text:span text:style-name="s1">Write a program using function to swap two numbers.</text:span></text:p>
      <text:p text:style-name="Normal">IPO:</text:p>
      <text:list text:style-name="LFO7" text:continue-numbering="true">
        <text:list-item>
          <text:p text:style-name="P20">Input: Two numbers</text:p>
        </text:list-item>
        <text:list-item>
          <text:p text:style-name="P21">Process: Swap their values using a function</text:p>
        </text:list-item>
        <text:list-item>
          <text:p text:style-name="P22">Output: Swapped values</text:p>
        </text:list-item>
      </text:list>
      <text:p text:style-name="Normal">Program code:</text:p>
      <text:p text:style-name="Normal">#include &lt;stdio.h&gt;</text:p>
      <text:p text:style-name="Normal">void swap(int *a, int *b)<text:s/></text:p>
      <text:p text:style-name="Normal">{</text:p>
      <text:p text:style-name="Normal"><text:s text:c="4"/>int temp = *a;</text:p>
      <text:p text:style-name="Normal"><text:s text:c="4"/>*a = *b;</text:p>
      <text:p text:style-name="Normal"><text:s text:c="4"/>*b = temp;</text:p>
      <text:p text:style-name="Normal">}</text:p>
      <text:p text:style-name="Normal">int main()<text:s/></text:p>
      <text:p text:style-name="Normal">{</text:p>
      <text:p text:style-name="Normal"><text:s text:c="4"/>int x = 10, y = 20;</text:p>
      <text:p text:style-name="Normal"><text:s text:c="4"/>swap(&amp;x, &amp;y);</text:p>
      <text:p text:style-name="Normal"><text:s text:c="4"/>printf("After swap: x = %d, y = %d\n", x, y);</text:p>
      <text:p text:style-name="Normal"><text:s text:c="4"/>return 0;</text:p>
      <text:p text:style-name="Normal">}</text:p>
      <text:p text:style-name="Normal">Sample output:</text:p>
      <text:p text:style-name="Normal">After swap: x = 20, y = 10</text:p>
      <text:p text:style-name="Normal"/>
      <text:p text:style-name="p1">8)<text:span text:style-name="s1"><text:s/></text:span><text:span text:style-name="s1">Write a recursive function to find the nth Fibonacci number.</text:span></text:p>
      <text:p text:style-name="Normal">IPO:</text:p>
      <text:list text:style-name="LFO8" text:continue-numbering="true">
        <text:list-item>
          <text:p text:style-name="P23">Input: n</text:p>
        </text:list-item>
        <text:list-item>
          <text:p text:style-name="P24">Process: Return nth term using fib(n-1) + fib(n-2)</text:p>
        </text:list-item>
        <text:list-item>
          <text:p text:style-name="P25">Output: Fibonacci number</text:p>
        </text:list-item>
      </text:list>
      <text:p text:style-name="Normal">Program code:</text:p>
      <text:p text:style-name="Normal">#include &lt;stdio.h&gt;</text:p>
      <text:p text:style-name="Normal">int fibonacci(int n)<text:s/></text:p>
      <text:p text:style-name="Normal">{</text:p>
      <text:p text:style-name="Normal"><text:s text:c="4"/>if (n &lt;= 1)</text:p>
      <text:p text:style-name="Normal"><text:s text:c="8"/>return n;</text:p>
      <text:p text:style-name="Normal"><text:s text:c="4"/>return fibonacci(n - 1) + fibonacci(n - 2);</text:p>
      <text:p text:style-name="Normal">}</text:p>
      <text:p text:style-name="Normal">int main()<text:s/></text:p>
      <text:p text:style-name="Normal">{</text:p>
      <text:p text:style-name="Normal"><text:s text:c="4"/>int n = 7;</text:p>
      <text:p text:style-name="Normal"><text:s text:c="4"/>printf("Fibonacci(%d) = %d\n", n, fibonacci(n));</text:p>
      <text:p text:style-name="Normal"><text:s text:c="4"/>return 0;</text:p>
      <text:p text:style-name="Normal">}</text:p>
      <text:p text:style-name="Normal">Sample output:</text:p>
      <text:p text:style-name="Normal">Fibonacci(7) = 13</text:p>
      <text:p text:style-name="Normal"/>
      <text:p text:style-name="p1">9)<text:span text:style-name="s1"><text:s/></text:span><text:span text:style-name="s1">Write a program to find GCD and LCM using functions.</text:span></text:p>
      <text:p text:style-name="Normal">IPO:</text:p>
      <text:list text:style-name="LFO9" text:continue-numbering="true">
        <text:list-item>
          <text:p text:style-name="P26">Input: Two numbers</text:p>
        </text:list-item>
        <text:list-item>
          <text:p text:style-name="P27">Process: Calculate GCD and LCM</text:p>
        </text:list-item>
        <text:list-item>
          <text:p text:style-name="P28">Output: GCD and LCM</text:p>
        </text:list-item>
      </text:list>
      <text:p text:style-name="Normal">Program code:</text:p>
      <text:p text:style-name="Normal">#include &lt;stdio.h&gt;</text:p>
      <text:p text:style-name="Normal">int gcd(int a, int b)</text:p>
      <text:p text:style-name="Normal"><text:s/>{</text:p>
      <text:p text:style-name="Normal"><text:s text:c="4"/>if (b == 0)</text:p>
      <text:p text:style-name="Normal"><text:s text:c="8"/>return a;</text:p>
      <text:p text:style-name="Normal"><text:s text:c="4"/>return gcd(b, a % b);</text:p>
      <text:p text:style-name="Normal">}</text:p>
      <text:p text:style-name="Normal">int lcm(int a, int b) {</text:p>
      <text:p text:style-name="Normal"><text:s text:c="4"/>return (a * b) / gcd(a, b);</text:p>
      <text:p text:style-name="Normal">}</text:p>
      <text:p text:style-name="Normal">int main()</text:p>
      <text:p text:style-name="Normal"><text:s/>{</text:p>
      <text:p text:style-name="Normal"><text:s text:c="4"/>int a = 12, b = 18;</text:p>
      <text:p text:style-name="Normal"><text:s text:c="4"/>printf("GCD = %d\n", gcd(a, b));</text:p>
      <text:p text:style-name="Normal"><text:s text:c="4"/>printf("LCM = %d\n", lcm(a, b));</text:p>
      <text:p text:style-name="Normal"><text:s text:c="4"/>return 0;</text:p>
      <text:p text:style-name="Normal">}</text:p>
      <text:p text:style-name="Normal">Sample<text:s/>output:</text:p>
      <text:p text:style-name="Normal">GCD = 6 <text:s/></text:p>
      <text:p text:style-name="Normal">LCM = 36</text:p>
      <text:p text:style-name="Normal"/>
      <text:p text:style-name="p1"><text:s/>10)<text:s/><text:span text:style-name="s1">Write a program to demonstrate global and local variables.</text:span></text:p>
      <text:p text:style-name="Normal">IPO:</text:p>
      <text:list text:style-name="LFO10" text:continue-numbering="true">
        <text:list-item>
          <text:p text:style-name="P29">Input: None</text:p>
        </text:list-item>
        <text:list-item>
          <text:p text:style-name="P30">Process: Demonstrate scope</text:p>
        </text:list-item>
        <text:list-item>
          <text:p text:style-name="P31">Output: Values of global and local variables</text:p>
        </text:list-item>
      </text:list>
      <text:p text:style-name="Normal">Program code:</text:p>
      <text:p text:style-name="Normal">#include &lt;stdio.h&gt;</text:p>
      <text:p text:style-name="Normal">int global = 100; // Global variable</text:p>
      <text:p text:style-name="Normal">void show()</text:p>
      <text:p text:style-name="Normal"><text:s/>{</text:p>
      <text:p text:style-name="Normal"><text:s text:c="4"/>int local = 50; // Local variable</text:p>
      <text:p text:style-name="Normal"><text:s text:c="4"/>printf("Global: %d, Local: %d\n", global, local);</text:p>
      <text:p text:style-name="Normal">}</text:p>
      <text:p text:style-name="Normal">int main()</text:p>
      <text:p text:style-name="Normal"><text:s/>{</text:p>
      <text:p text:style-name="Normal"><text:s text:c="4"/>show();</text:p>
      <text:p text:style-name="Normal"><text:s text:c="4"/>return 0;</text:p>
      <text:p text:style-name="Normal">}</text:p>
      <text:p text:style-name="Normal">Sample output:</text:p>
      <text:p text:style-name="Normal">Global: 100, Local: 50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p1" style:display-name="p1" style:family="paragraph" style:parent-style-name="Normal">
      <style:paragraph-properties fo:margin-bottom="0in" fo:line-height="100%"/>
      <style:text-properties style:font-name="Times New Roman" style:font-name-complex="Times New Roman" fo:color="#000000" style:letter-kerning="false" fo:font-size="9pt" style:font-size-asian="9pt" style:font-size-complex="9pt" fo:hyphenate="false"/>
    </style:style>
    <style:style style:name="s1" style:display-name="s1" style:family="text" style:parent-style-name="DefaultParagraphFon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font-size="9pt" style:font-size-asian="9pt" style:font-size-complex="9pt"/>
    </style:style>
    <style:style style:name="s2" style:display-name="s2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916380669201</meta:initial-creator>
    <dc:creator>916380669201</dc:creator>
    <meta:creation-date>2025-08-07T16:32:00Z</meta:creation-date>
    <dc:date>2025-08-07T16:32:00Z</dc:date>
    <meta:template xlink:href="Normal.dotm" xlink:type="simple"/>
    <meta:editing-cycles>2</meta:editing-cycles>
    <meta:editing-duration>PT0S</meta:editing-duration>
    <meta:document-statistic meta:page-count="1" meta:paragraph-count="9" meta:word-count="697" meta:character-count="4662" meta:row-count="33" meta:non-whitespace-character-count="3974"/>
  </office:meta>
</office:document-meta>
</file>